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margin-top="0.0027in"/>
    </style:style>
    <style:style style:name="P2" style:parent-style-name="Standard" style:master-page-name="MP1" style:family="paragraph">
      <style:paragraph-properties fo:break-before="page" fo:margin-top="0.0027in"/>
    </style:style>
    <style:style style:name="P3" style:parent-style-name="Standard" style:master-page-name="MP2" style:family="paragraph">
      <style:paragraph-properties fo:break-before="page" fo:margin-top="0.0027in"/>
    </style:style>
    <style:style style:name="P4" style:parent-style-name="Standard" style:master-page-name="MP3" style:family="paragraph">
      <style:paragraph-properties fo:break-before="page" fo:margin-top="0.0027in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487568384" draw:style-name="a0" draw:name="image1.png" text:anchor-type="paragraph" svg:x="0in" svg:y="0.00167in" svg:width="10in" svg:height="5.625in" style:rel-width="scale" style:rel-height="scale"><draw:image xlink:href="media/image1.png" xlink:type="simple" xlink:show="embed" xlink:actuate="onLoad"/><svg:title/><svg:desc/></draw:frame></text:p>
      <text:soft-page-break/>
      <text:p text:style-name="P2"><draw:frame draw:z-index="487568896" draw:style-name="a1" draw:name="image2.jpeg" text:anchor-type="paragraph" svg:x="0in" svg:y="0.45487in" svg:width="10in" svg:height="5.1718in" style:rel-width="scale" style:rel-height="scale"><draw:image xlink:href="media/image2.jpeg" xlink:type="simple" xlink:show="embed" xlink:actuate="onLoad"/><svg:title/><svg:desc/></draw:frame></text:p>
      <text:soft-page-break/>
      <text:p text:style-name="P3"><draw:frame draw:z-index="487569408" draw:style-name="a2" draw:name="image3.jpeg" text:anchor-type="paragraph" svg:x="0in" svg:y="0.45487in" svg:width="10in" svg:height="5.1718in" style:rel-width="scale" style:rel-height="scale"><draw:image xlink:href="media/image3.jpeg" xlink:type="simple" xlink:show="embed" xlink:actuate="onLoad"/><svg:title/><svg:desc/></draw:frame></text:p>
      <text:soft-page-break/>
      <text:p text:style-name="P4"><draw:frame draw:z-index="487569920" draw:style-name="a3" draw:name="image4.jpeg" text:anchor-type="paragraph" svg:x="0in" svg:y="0.45487in" svg:width="10in" svg:height="5.1718in" style:rel-width="scale" style:rel-height="scale"><draw:image xlink:href="media/image4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10in" fo:page-height="5.6319in" style:print-orientation="landscape" fo:margin-top="0.5in" fo:margin-left="1.4305in" fo:margin-bottom="0.1944in" fo:margin-right="1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0in" fo:page-height="5.6319in" style:print-orientation="landscape" fo:margin-top="0.5in" fo:margin-left="1.4305in" fo:margin-bottom="0.1944in" fo:margin-right="1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10in" fo:page-height="5.6319in" style:print-orientation="landscape" fo:margin-top="0.5in" fo:margin-left="1.4305in" fo:margin-bottom="0.1944in" fo:margin-right="1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0in" fo:page-height="5.6319in" style:print-orientation="landscape" fo:margin-top="0.5in" fo:margin-left="1.4305in" fo:margin-bottom="0.1944in" fo:margin-right="1.43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Online2PDF.com</dc:creator>
    <meta:creation-date>2026-01-25T20:52:00Z</meta:creation-date>
    <dc:date>2026-01-25T20:52:00Z</dc:date>
    <meta:template xlink:href="Normal.dotm" xlink:type="simple"/>
    <meta:editing-cycles>2</meta:editing-cycles>
    <meta:editing-duration>PT0S</meta:editing-duration>
    <meta:document-statistic meta:page-count="4" meta:paragraph-count="0" meta:word-count="0" meta:character-count="-3" meta:row-count="7" meta:non-whitespace-character-count="0"/>
  </office:meta>
</office:document-meta>
</file>